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436" officeooo:paragraph-rsid="0010d436"/>
    </style:style>
    <style:style style:name="T1" style:family="text">
      <style:text-properties officeooo:rsid="0012a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Morris</text:p>
      <text:p text:style-name="P1">Proj4</text:p>
      <text:p text:style-name="P1">Data Analytics<text:line-break/></text:p>
      <text:p text:style-name="P1">Confidence Intervals in Computer Vision</text:p>
      <text:p text:style-name="P1"/>
      <text:p text:style-name="P1">Answers for # 7:</text:p>
      <text:p text:style-name="P1">a) How did the resulting edge image look and change as you varied the confidence intervals?</text:p>
      <text:p text:style-name="P1"><text:tab/>This images became darker with each confidence interval iteration. The image edges started to <text:tab/>stand out much more as the interval was tightened.</text:p>
      <text:p text:style-name="P1">b) Did your assumption about your selection for a high-edge-count image hold true? Discuss why or why not? </text:p>
      <text:p text:style-name="P1"><text:tab/>I believe my assumption about my high-edge-count image faltered as the interval was <text:tab/>tightened. I think this is due to the fact that although it seemed to have more edges initially, the <text:tab/>mean of the picture (since so many edges seemed to exist) made the final 90 percent image <text:tab/>show less edges.</text:p>
      <text:p text:style-name="P1">c) Did your assumption about your selection for a low-edge-count image hold true? Discuss why or why not?</text:p>
      <text:p text:style-name="P1"><text:tab/>I believe my assumption about my low-edge-count image <text:span text:style-name="T1">died as</text:span> the edges that I was not even <text:tab/>able to see in the original, really stood out by the final interval. I believe this is due to the over <text:tab/>all mean of the pixel values. So the final 10 percent image edge stand outs really showed <text:tab/>through.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21:53:21.714860987</meta:creation-date>
    <dc:date>2017-04-12T22:10:31.326699372</dc:date>
    <meta:editing-duration>PT1M27S</meta:editing-duration>
    <meta:editing-cycles>1</meta:editing-cycles>
    <meta:document-statistic meta:table-count="0" meta:image-count="0" meta:object-count="0" meta:page-count="1" meta:paragraph-count="12" meta:word-count="197" meta:character-count="1131" meta:non-whitespace-character-count="931"/>
    <meta:generator>LibreOffice/5.1.6.2$Linux_X86_64 LibreOffice_project/10m0$Build-2</meta:generator>
  </office:meta>
</office:document-meta>
</file>